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동그라미" style:master-page-name="MasterPage-1">
      <style:paragraph-properties fo:text-align="left" fo:text-indent="0pt" fo:margin-left="5pt" fo:margin-right="0pt" fo:margin-top="5pt" fo:margin-bottom="5pt" fo:line-height="180%"/>
    </style:style>
    <style:style style:family="text" style:name="p1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2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3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4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5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6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7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8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9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9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10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1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11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12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3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13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14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5" style:parent-style-name="동그라미">
      <style:paragraph-properties fo:text-align="left" fo:text-indent="0pt" fo:margin-left="5pt" fo:margin-right="0pt" fo:margin-top="5pt" fo:margin-bottom="5pt" fo:line-height="180%"/>
    </style:style>
    <style:style style:family="text" style:name="p15-1-1">
      <style:text-properties style:font-name="HY신명조" style:font-name-asian="HY신명조" fo:font-size="10pt" style:font-size-asian="10pt" style:font-size-complex="10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최대공약수/최소공배수</text:span></text:p>
      <text:p text:style-name="Paragraph-2"><text:span text:style-name="p2-1-1">세로나눗셈 </text:span></text:p>
      <text:p text:style-name="Paragraph-3"><text:span text:style-name="p3-1-1">2진법 </text:span></text:p>
      <text:p text:style-name="Paragraph-4"><text:span text:style-name="p4-1-1">곱셈 </text:span></text:p>
      <text:p text:style-name="Paragraph-5"><text:span text:style-name="p5-1-1">세제곱근 </text:span></text:p>
      <text:p text:style-name="Paragraph-6"><text:span text:style-name="p6-1-1">총합 </text:span></text:p>
      <text:p text:style-name="Paragraph-7"><text:span text:style-name="p7-1-1">위첨자  </text:span></text:p>
      <text:p text:style-name="Paragraph-8"><text:span text:style-name="p8-1-1">아래첨자 </text:span></text:p>
      <text:p text:style-name="Paragraph-9"><text:span text:style-name="p9-1-1">집합 </text:span></text:p>
      <text:p text:style-name="Paragraph-10"><text:span text:style-name="p10-1-1">극한 </text:span></text:p>
      <text:p text:style-name="Paragraph-11"><text:span text:style-name="p11-1-1">삼각함수 </text:span></text:p>
      <text:p text:style-name="Paragraph-12"><text:span text:style-name="p12-1-1">절대값 </text:span></text:p>
      <text:p text:style-name="Paragraph-13"><text:span text:style-name="p13-1-1">삼중곲 </text:span></text:p>
      <text:p text:style-name="Paragraph-14"><text:span text:style-name="p14-1-1">근의 공식 </text:span></text:p>
      <text:p text:style-name="Paragraph-15"><text:span text:style-name="p15-1-1">테일러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신명조" svg:font-family="'HY신명조'" style:font-family-generic="roman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신명조" svg:font-family="'HY신명조'" style:font-family-generic="roman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신명조" svg:font-family="'HY신명조'" style:font-family-generic="roman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신명조" svg:font-family="'HY신명조'" style:font-family-generic="roman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신명조" svg:font-family="'HY신명조'" style:font-family-generic="swiss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신명조" svg:font-family="'HY신명조'" style:font-family-generic="roman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신명조" svg:font-family="'HY신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8" style:next-style-name="개요_8" style:family="paragraph" style:class="text">
      <style:paragraph-properties fo:text-align="justify" fo:text-indent="0pt" fo:margin-left="8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9" style:next-style-name="개요_9" style:family="paragraph" style:class="text">
      <style:paragraph-properties fo:text-align="justify" fo:text-indent="0pt" fo:margin-left="9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0" style:next-style-name="개요_10" style:family="paragraph" style:class="text">
      <style:paragraph-properties fo:text-align="justify" fo:text-indent="0pt" fo:margin-left="10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차례_제목" style:next-style-name="차례_제목" style:family="paragraph" style:class="text">
      <style:paragraph-properties fo:text-align="left" fo:text-indent="0pt" fo:margin-left="0pt" fo:margin-right="0pt" fo:margin-top="12pt" fo:margin-bottom="3pt" fo:line-height="160%"/>
      <style:text-properties style:font-name="함초롬돋움" style:font-name-asian="함초롬돋움" fo:font-size="16pt" style:font-size-asian="16pt" style:font-size-complex="16pt" style:text-underline-type="none" style:text-overline-type="none" style:text-line-through-type="none"/>
    </style:style>
    <style:style style:name="차례_1" style:next-style-name="차례_1" style:family="paragraph" style:class="text">
      <style:paragraph-properties fo:text-align="left" fo:text-indent="0pt" fo:margin-left="0pt" fo:margin-right="0pt" fo:margin-top="0pt" fo:margin-bottom="7pt" fo:line-height="160%"/>
      <style:text-properties style:font-name="함초롬돋움" style:font-name-asian="함초롬돋움" fo:font-size="11pt" style:font-size-asian="11pt" style:font-size-complex="11pt" style:text-underline-type="none" style:text-overline-type="none" style:text-line-through-type="none"/>
    </style:style>
    <style:style style:name="차례_2" style:next-style-name="차례_2" style:family="paragraph" style:class="text">
      <style:paragraph-properties fo:text-align="left" fo:text-indent="0pt" fo:margin-left="11pt" fo:margin-right="0pt" fo:margin-top="0pt" fo:margin-bottom="7pt" fo:line-height="160%"/>
      <style:text-properties style:font-name="함초롬돋움" style:font-name-asian="함초롬돋움" fo:font-size="11pt" style:font-size-asian="11pt" style:font-size-complex="11pt" style:text-underline-type="none" style:text-overline-type="none" style:text-line-through-type="none"/>
    </style:style>
    <style:style style:name="차례_3" style:next-style-name="차례_3" style:family="paragraph" style:class="text">
      <style:paragraph-properties fo:text-align="left" fo:text-indent="0pt" fo:margin-left="22pt" fo:margin-right="0pt" fo:margin-top="0pt" fo:margin-bottom="7pt" fo:line-height="160%"/>
      <style:text-properties style:font-name="함초롬돋움" style:font-name-asian="함초롬돋움" fo:font-size="11pt" style:font-size-asian="11pt" style:font-size-complex="11pt" style:text-underline-type="none" style:text-overline-type="none" style:text-line-through-type="none"/>
    </style:style>
    <style:style style:name="캡션" style:next-style-name="캡션" style:family="paragraph" style:class="text">
      <style:paragraph-properties fo:text-align="justify" fo:text-indent="0pt" fo:margin-left="0pt" fo:margin-right="0pt" fo:margin-top="0pt" fo:margin-bottom="8pt" fo:line-height="15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바탕글_제목_1.1.1." style:next-style-name="바탕글_제목_1.1.1." style:family="paragraph" style:class="text">
      <style:paragraph-properties fo:text-align="justify" fo:text-indent="0pt" fo:margin-left="0.005pt" fo:margin-right="0pt" fo:margin-top="3pt" fo:margin-bottom="10pt" fo:line-height="160%"/>
      <style:text-properties style:font-name="맑은 고딕 Semilight" style:font-name-asian="맑은 고딕 Semilight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name="동그라미" style:next-style-name="동그라미" style:family="paragraph" style:class="text">
      <style:paragraph-properties fo:text-align="left" fo:text-indent="0pt" fo:margin-left="5pt" fo:margin-right="0pt" fo:margin-top="0pt" fo:margin-bottom="5pt" fo:line-height="180%"/>
      <style:text-properties style:font-name="HY신명조" style:font-name-asian="HY신명조" fo:font-size="11.5pt" style:font-size-asian="11.5pt" style:font-size-complex="11.5pt" style:text-underline-type="none" style:text-overline-type="none" style:text-line-through-type="none"/>
    </style:style>
    <style:style style:name="그림_제목" style:next-style-name="그림_제목" style:family="paragraph" style:class="text">
      <style:paragraph-properties fo:text-align="justify" fo:text-indent="0pt" fo:margin-left="0pt" fo:margin-right="0pt" fo:margin-top="0pt" fo:margin-bottom="5pt" fo:line-height="140%"/>
      <style:text-properties style:font-name="맑은 고딕" style:font-name-asian="맑은 고딕" fo:font-size="10.5pt" style:font-size-asian="10.5pt" style:font-size-complex="10.5pt" style:text-underline-type="none" style:text-overline-type="none" style:text-line-through-type="none" fo:font-weight="bold" style:font-weight-asian="bold" style:font-weight-complex="bold"/>
    </style:style>
  </office:styles>
  <office:automatic-styles>
    <style:page-layout style:name="PageLayout-1">
      <style:page-layout-properties style:print-orientation="portrait" fo:page-width="21cm" fo:page-height="29.7cm" fo:margin-top="2cm" fo:margin-left="3cm" fo:margin-right="3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